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NeueHaasGroteskText W01" svg:font-family="'NeueHaasGroteskText W01', Helvetica, Arial, sans-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3115e4" officeooo:paragraph-rsid="003115e4"/>
    </style:style>
    <style:style style:name="P2" style:family="paragraph" style:parent-style-name="Standard">
      <style:text-properties officeooo:rsid="0013e448" officeooo:paragraph-rsid="0013e448"/>
    </style:style>
    <style:style style:name="P3" style:family="paragraph" style:parent-style-name="Standard">
      <style:text-properties fo:font-weight="bold" officeooo:rsid="0013e448" officeooo:paragraph-rsid="0013e448" style:font-weight-asian="bold" style:font-weight-complex="bold"/>
    </style:style>
    <style:style style:name="P4" style:family="paragraph" style:parent-style-name="Standard">
      <style:text-properties fo:font-weight="bold" officeooo:rsid="0013e448" officeooo:paragraph-rsid="00274f9e" style:font-weight-asian="bold" style:font-weight-complex="bold"/>
    </style:style>
    <style:style style:name="P5" style:family="paragraph" style:parent-style-name="Standard">
      <style:text-properties fo:font-weight="bold" officeooo:rsid="0013e448" officeooo:paragraph-rsid="00263a9a" style:font-weight-asian="bold" style:font-weight-complex="bold"/>
    </style:style>
    <style:style style:name="P6" style:family="paragraph" style:parent-style-name="Standard">
      <style:text-properties fo:font-weight="bold" officeooo:rsid="00219f67" officeooo:paragraph-rsid="00219f67" style:font-weight-asian="bold" style:font-weight-complex="bold"/>
    </style:style>
    <style:style style:name="P7" style:family="paragraph" style:parent-style-name="Standard">
      <style:text-properties fo:font-weight="normal" officeooo:rsid="00155289" officeooo:paragraph-rsid="001618b1" style:font-weight-asian="normal" style:font-weight-complex="normal"/>
    </style:style>
    <style:style style:name="P8" style:family="paragraph" style:parent-style-name="Standard">
      <style:text-properties fo:font-weight="normal" officeooo:rsid="001618b1" officeooo:paragraph-rsid="00164fa0" style:font-weight-asian="normal" style:font-weight-complex="normal"/>
    </style:style>
    <style:style style:name="P9" style:family="paragraph" style:parent-style-name="Standard">
      <style:text-properties fo:font-weight="normal" officeooo:rsid="00164fa0" officeooo:paragraph-rsid="00164fa0" style:font-weight-asian="normal" style:font-weight-complex="normal"/>
    </style:style>
    <style:style style:name="P10" style:family="paragraph" style:parent-style-name="Standard">
      <style:text-properties fo:font-weight="normal" officeooo:rsid="001c097c" officeooo:paragraph-rsid="001c097c" style:font-weight-asian="normal" style:font-weight-complex="normal"/>
    </style:style>
    <style:style style:name="P11" style:family="paragraph" style:parent-style-name="Standard">
      <style:text-properties fo:font-weight="normal" officeooo:rsid="001c3065" officeooo:paragraph-rsid="001c3065" style:font-weight-asian="normal" style:font-weight-complex="normal"/>
    </style:style>
    <style:style style:name="P12" style:family="paragraph" style:parent-style-name="Standard">
      <style:text-properties fo:font-weight="normal" officeooo:rsid="001df584" officeooo:paragraph-rsid="001f17f4" style:font-weight-asian="normal" style:font-weight-complex="normal"/>
    </style:style>
    <style:style style:name="P13" style:family="paragraph" style:parent-style-name="Standard">
      <style:text-properties fo:font-weight="normal" officeooo:rsid="001f17f4" officeooo:paragraph-rsid="001f17f4" style:font-weight-asian="normal" style:font-weight-complex="normal"/>
    </style:style>
    <style:style style:name="P14" style:family="paragraph" style:parent-style-name="Standard">
      <style:text-properties fo:font-weight="normal" officeooo:rsid="001fb1f7" officeooo:paragraph-rsid="001fb1f7" style:font-weight-asian="normal" style:font-weight-complex="normal"/>
    </style:style>
    <style:style style:name="P15" style:family="paragraph" style:parent-style-name="Standard">
      <style:text-properties fo:font-weight="normal" officeooo:rsid="0024d0a2" officeooo:paragraph-rsid="0024d0a2" style:font-weight-asian="normal" style:font-weight-complex="normal"/>
    </style:style>
    <style:style style:name="P16" style:family="paragraph" style:parent-style-name="Standard">
      <style:text-properties fo:font-weight="normal" officeooo:rsid="0024d0a2" officeooo:paragraph-rsid="0029e408" style:font-weight-asian="normal" style:font-weight-complex="normal"/>
    </style:style>
    <style:style style:name="P17" style:family="paragraph" style:parent-style-name="Standard">
      <style:text-properties fo:font-weight="normal" officeooo:rsid="00263a9a" officeooo:paragraph-rsid="00263a9a" style:font-weight-asian="normal" style:font-weight-complex="normal"/>
    </style:style>
    <style:style style:name="P18" style:family="paragraph" style:parent-style-name="Standard">
      <style:text-properties fo:font-weight="normal" officeooo:rsid="00274f9e" officeooo:paragraph-rsid="00274f9e" style:font-weight-asian="normal" style:font-weight-complex="normal"/>
    </style:style>
    <style:style style:name="P19" style:family="paragraph" style:parent-style-name="Standard">
      <style:text-properties fo:font-weight="normal" officeooo:rsid="002ca081" officeooo:paragraph-rsid="002ca081" style:font-weight-asian="normal" style:font-weight-complex="normal"/>
    </style:style>
    <style:style style:name="P20" style:family="paragraph" style:parent-style-name="Standard">
      <style:text-properties fo:font-weight="normal" officeooo:rsid="002ccfcd" officeooo:paragraph-rsid="002d90d3" style:font-weight-asian="normal" style:font-weight-complex="normal"/>
    </style:style>
    <style:style style:name="P21" style:family="paragraph" style:parent-style-name="Standard">
      <style:text-properties fo:font-weight="normal" officeooo:rsid="002d90d3" officeooo:paragraph-rsid="002d90d3" style:font-weight-asian="normal" style:font-weight-complex="normal"/>
    </style:style>
    <style:style style:name="P22" style:family="paragraph" style:parent-style-name="Standard">
      <style:text-properties fo:font-weight="normal" officeooo:rsid="002fe9e2" officeooo:paragraph-rsid="002fe9e2" style:font-weight-asian="normal" style:font-weight-complex="normal"/>
    </style:style>
    <style:style style:name="P23" style:family="paragraph" style:parent-style-name="Standard">
      <style:text-properties fo:font-weight="normal" officeooo:rsid="001d51d0" officeooo:paragraph-rsid="001d51d0" style:font-weight-asian="normal" style:font-weight-complex="normal"/>
    </style:style>
    <style:style style:name="P24" style:family="paragraph" style:parent-style-name="Standard">
      <style:text-properties fo:font-weight="normal" officeooo:paragraph-rsid="002f5889"/>
    </style:style>
    <style:style style:name="P25" style:family="paragraph" style:parent-style-name="Standard">
      <style:text-properties fo:font-variant="normal" fo:text-transform="none" fo:color="#262626" style:font-name="Georgia" fo:font-size="14.25pt" fo:letter-spacing="normal" fo:font-style="normal" fo:font-weight="normal" officeooo:rsid="00219f67" officeooo:paragraph-rsid="00219f67" style:font-weight-asian="normal" style:font-weight-complex="normal"/>
    </style:style>
    <style:style style:name="P26" style:family="paragraph" style:parent-style-name="Standard">
      <style:text-properties fo:font-variant="normal" fo:text-transform="none" fo:color="#000099" style:font-name="Liberation Serif" fo:font-size="12pt" fo:letter-spacing="normal" fo:font-style="normal" style:text-underline-style="solid" style:text-underline-width="auto" style:text-underline-color="font-color" fo:font-weight="normal" officeooo:rsid="00219f67" officeooo:paragraph-rsid="00219f67" fo:background-color="transparent" style:font-size-asian="12pt" style:font-weight-asian="normal" style:font-size-complex="12pt" style:font-weight-complex="normal"/>
    </style:style>
    <style:style style:name="P27" style:family="paragraph" style:parent-style-name="Standard">
      <style:text-properties fo:font-variant="normal" fo:text-transform="none" fo:color="#000099" style:font-name="Liberation Serif" fo:font-size="12pt" fo:letter-spacing="normal" fo:font-style="normal" style:text-underline-style="solid" style:text-underline-width="auto" style:text-underline-color="font-color" fo:font-weight="normal" officeooo:rsid="002f5889" officeooo:paragraph-rsid="002f5889" fo:background-color="transparent" style:font-size-asian="12pt" style:font-weight-asian="normal" style:font-size-complex="12pt" style:font-weight-complex="normal"/>
    </style:style>
    <style:style style:name="P28" style:family="paragraph" style:parent-style-name="Standard">
      <style:text-properties fo:font-variant="normal" fo:text-transform="none" style:use-window-font-color="true" style:font-name="Liberation Serif" fo:font-size="12pt" fo:letter-spacing="normal" fo:font-style="normal" style:text-underline-style="none" fo:font-weight="bold" officeooo:rsid="00219f67" officeooo:paragraph-rsid="00219f67" fo:background-color="transparent" style:font-size-asian="12pt" style:font-weight-asian="bold" style:font-size-complex="12pt" style:font-weight-complex="bold"/>
    </style:style>
    <style:style style:name="P29" style:family="paragraph" style:parent-style-name="Standard">
      <style:text-properties fo:font-variant="normal" fo:text-transform="none" fo:color="#222222" style:font-name="sans-serif" fo:font-size="10.5pt" fo:letter-spacing="normal" fo:font-style="normal" fo:font-weight="normal" officeooo:rsid="0013e448" officeooo:paragraph-rsid="00274f9e" style:font-weight-asian="bold" style:font-weight-complex="bold"/>
    </style:style>
    <style:style style:name="P30" style:family="paragraph" style:parent-style-name="Standard">
      <style:text-properties fo:font-variant="normal" fo:text-transform="none" fo:color="#222222" style:font-name="sans-serif" fo:font-size="10.5pt" fo:letter-spacing="normal" fo:font-style="normal" fo:font-weight="normal" officeooo:rsid="0013e448" officeooo:paragraph-rsid="002ccfcd" style:font-weight-asian="bold" style:font-weight-complex="bold"/>
    </style:style>
    <style:style style:name="P31" style:family="paragraph" style:parent-style-name="Standard">
      <style:text-properties fo:font-variant="normal" fo:text-transform="none" fo:color="#6c6c6c" style:font-name="NeueHaasGroteskText W01" fo:font-size="13.5pt" fo:letter-spacing="normal" fo:font-style="normal" fo:font-weight="normal" officeooo:rsid="001d51d0" officeooo:paragraph-rsid="001d51d0" style:font-weight-asian="normal" style:font-weight-complex="normal"/>
    </style:style>
    <style:style style:name="P32" style:family="paragraph" style:parent-style-name="Text_20_body">
      <style:text-properties fo:font-variant="normal" fo:text-transform="none" fo:color="#000099" style:font-name="Liberation Serif" fo:font-size="12pt" fo:letter-spacing="normal" fo:font-style="normal" style:text-underline-style="solid" style:text-underline-width="auto" style:text-underline-color="font-color" fo:font-weight="normal" officeooo:rsid="00219f67" officeooo:paragraph-rsid="00219f67" fo:background-color="transparent" style:font-size-asian="12pt" style:font-weight-asian="normal" style:font-size-complex="12pt" style:font-weight-complex="normal"/>
    </style:style>
    <style:style style:name="P33" style:family="paragraph" style:parent-style-name="Text_20_body">
      <style:text-properties fo:font-variant="normal" fo:text-transform="none" fo:color="#000099" style:font-name="Liberation Serif" fo:font-size="12pt" fo:letter-spacing="normal" fo:font-style="normal" style:text-underline-style="solid" style:text-underline-width="auto" style:text-underline-color="font-color" fo:font-weight="normal" officeooo:rsid="00274f9e" officeooo:paragraph-rsid="00274f9e" fo:background-color="transparent" style:font-size-asian="12pt" style:font-weight-asian="normal" style:font-size-complex="12pt" style:font-weight-complex="normal"/>
    </style:style>
    <style:style style:name="P34" style:family="paragraph" style:parent-style-name="Text_20_body">
      <style:text-properties fo:font-variant="normal" fo:text-transform="none" fo:color="#000099" style:font-name="Liberation Serif" fo:font-size="12pt" fo:letter-spacing="normal" fo:font-style="normal" style:text-underline-style="solid" style:text-underline-width="auto" style:text-underline-color="font-color" fo:font-weight="normal" officeooo:rsid="0029e408" officeooo:paragraph-rsid="0029e408" fo:background-color="transparent" style:font-size-asian="12pt" style:font-weight-asian="normal" style:font-size-complex="12pt" style:font-weight-complex="normal"/>
    </style:style>
    <style:style style:name="P35" style:family="paragraph" style:parent-style-name="Text_20_body">
      <style:text-properties fo:font-variant="normal" fo:text-transform="none" fo:color="#000099" style:font-name="Liberation Serif" fo:font-size="12pt" fo:letter-spacing="normal" fo:font-style="normal" style:text-underline-style="solid" style:text-underline-width="auto" style:text-underline-color="font-color" fo:font-weight="normal" officeooo:rsid="002b8a6b" officeooo:paragraph-rsid="002b8a6b" fo:background-color="transparent" style:font-size-asian="12pt" style:font-weight-asian="normal" style:font-size-complex="12pt" style:font-weight-complex="normal"/>
    </style:style>
    <style:style style:name="P36" style:family="paragraph" style:parent-style-name="Text_20_body">
      <style:text-properties fo:font-variant="normal" fo:text-transform="none" fo:color="#000099" style:font-name="Liberation Serif" fo:font-size="12pt" fo:letter-spacing="normal" fo:font-style="normal" style:text-underline-style="solid" style:text-underline-width="auto" style:text-underline-color="font-color" fo:font-weight="normal" officeooo:rsid="002ca081" officeooo:paragraph-rsid="002ca081" fo:background-color="transparent" style:font-size-asian="12pt" style:font-weight-asian="normal" style:font-size-complex="12pt" style:font-weight-complex="normal"/>
    </style:style>
    <style:style style:name="P37" style:family="paragraph" style:parent-style-name="Text_20_body">
      <style:text-properties fo:font-variant="normal" fo:text-transform="none" fo:color="#000099" style:font-name="Liberation Serif" fo:font-size="12pt" fo:letter-spacing="normal" fo:font-style="normal" style:text-underline-style="solid" style:text-underline-width="auto" style:text-underline-color="font-color" fo:font-weight="normal" officeooo:rsid="002d90d3" officeooo:paragraph-rsid="002d90d3" fo:background-color="transparent" style:font-size-asian="12pt" style:font-weight-asian="normal" style:font-size-complex="12pt" style:font-weight-complex="normal"/>
    </style:style>
    <style:style style:name="P38" style:family="paragraph" style:parent-style-name="Text_20_body">
      <style:text-properties fo:font-variant="normal" fo:text-transform="none" style:use-window-font-color="true" style:font-name="Liberation Serif" fo:font-size="12pt" fo:letter-spacing="normal" fo:font-style="normal" style:text-underline-style="none" fo:font-weight="bold" officeooo:rsid="00274f9e" officeooo:paragraph-rsid="00274f9e" fo:background-color="transparent" style:font-size-asian="12pt" style:font-weight-asian="bold" style:font-size-complex="12pt" style:font-weight-complex="bold"/>
    </style:style>
    <style:style style:name="P39" style:family="paragraph" style:parent-style-name="Text_20_body">
      <style:text-properties fo:font-variant="normal" fo:text-transform="none" style:use-window-font-color="true" style:font-name="Liberation Serif" fo:font-size="12pt" fo:letter-spacing="normal" fo:font-style="normal" style:text-underline-style="none" fo:font-weight="bold" officeooo:rsid="002ca081" officeooo:paragraph-rsid="002ca081" fo:background-color="transparent" style:font-size-asian="12pt" style:font-weight-asian="bold" style:font-size-complex="12pt" style:font-weight-complex="bold"/>
    </style:style>
    <style:style style:name="P40" style:family="paragraph" style:parent-style-name="Text_20_body">
      <style:text-properties officeooo:rsid="00219f67" officeooo:paragraph-rsid="00219f67"/>
    </style:style>
    <style:style style:name="P41" style:family="paragraph" style:parent-style-name="Standard">
      <style:text-properties fo:font-weight="normal" officeooo:rsid="00378819" officeooo:paragraph-rsid="00378819"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3299f" style:font-weight-asian="bold" style:font-weight-complex="bold"/>
    </style:style>
    <style:style style:name="T3" style:family="text">
      <style:text-properties fo:font-weight="bold" officeooo:rsid="002b8a6b" style:font-weight-asian="bold" style:font-weight-complex="bold"/>
    </style:style>
    <style:style style:name="T4" style:family="text">
      <style:text-properties officeooo:rsid="00164fa0"/>
    </style:style>
    <style:style style:name="T5" style:family="text">
      <style:text-properties officeooo:rsid="00180b86"/>
    </style:style>
    <style:style style:name="T6" style:family="text">
      <style:text-properties officeooo:rsid="00193aa6"/>
    </style:style>
    <style:style style:name="T7" style:family="text">
      <style:text-properties officeooo:rsid="00193aa6" style:font-weight-asian="normal" style:font-weight-complex="normal"/>
    </style:style>
    <style:style style:name="T8" style:family="text">
      <style:text-properties officeooo:rsid="001a44ea" style:font-weight-asian="normal" style:font-weight-complex="normal"/>
    </style:style>
    <style:style style:name="T9" style:family="text">
      <style:text-properties officeooo:rsid="002defba" style:font-weight-asian="normal" style:font-weight-complex="normal"/>
    </style:style>
    <style:style style:name="T10" style:family="text">
      <style:text-properties officeooo:rsid="002f5889" style:font-weight-asian="normal" style:font-weight-complex="normal"/>
    </style:style>
    <style:style style:name="T11" style:family="text">
      <style:text-properties style:font-name="Liberation Serif" fo:font-size="12pt" fo:letter-spacing="normal" fo:font-style="normal" style:font-size-asian="12pt" style:font-style-asian="normal" style:font-size-complex="12pt" style:font-style-complex="normal"/>
    </style:style>
    <style:style style:name="T12" style:family="text">
      <style:text-properties style:font-name="Liberation Serif" fo:font-size="12pt" fo:letter-spacing="normal" fo:font-style="normal" officeooo:rsid="001a44ea" style:font-size-asian="12pt" style:font-style-asian="normal" style:font-size-complex="12pt" style:font-style-complex="normal"/>
    </style:style>
    <style:style style:name="T13" style:family="text">
      <style:text-properties style:font-name="Liberation Serif" fo:font-size="12pt" fo:letter-spacing="normal" fo:font-style="normal" officeooo:rsid="002f5889" style:font-size-asian="12pt" style:font-style-asian="normal" style:font-size-complex="12pt" style:font-style-complex="normal"/>
    </style:style>
    <style:style style:name="T14" style:family="text">
      <style:text-properties style:font-name="Liberation Serif" fo:font-size="12pt" fo:font-style="normal" officeooo:rsid="001a44ea" style:font-size-asian="12pt" style:font-style-asian="normal" style:font-weight-asian="normal" style:font-size-complex="12pt" style:font-style-complex="normal" style:font-weight-complex="normal"/>
    </style:style>
    <style:style style:name="T15" style:family="text">
      <style:text-properties officeooo:rsid="001d51d0"/>
    </style:style>
    <style:style style:name="T16" style:family="text">
      <style:text-properties fo:font-variant="normal" fo:text-transform="none" fo:color="#000099" style:font-name="Liberation Serif" fo:font-size="12pt" fo:letter-spacing="normal" fo:font-style="normal" style:text-underline-style="solid" style:text-underline-width="auto" style:text-underline-color="font-color" fo:font-weight="normal"/>
    </style:style>
    <style:style style:name="T17" style:family="text">
      <style:text-properties officeooo:rsid="001fb1f7"/>
    </style:style>
    <style:style style:name="T18" style:family="text">
      <style:text-properties officeooo:rsid="00219f67"/>
    </style:style>
    <style:style style:name="T19" style:family="text">
      <style:text-properties fo:color="#000099" style:font-name="Liberation Serif" fo:font-size="12pt" style:text-underline-style="solid" style:text-underline-width="auto" style:text-underline-color="font-color" fo:background-color="transparent" loext:char-shading-value="0" style:font-size-asian="12pt" style:font-size-complex="12pt"/>
    </style:style>
    <style:style style:name="T20" style:family="text">
      <style:text-properties officeooo:rsid="00263a9a"/>
    </style:style>
    <style:style style:name="T21" style:family="text">
      <style:text-properties officeooo:rsid="00274f9e"/>
    </style:style>
    <style:style style:name="T22" style:family="text">
      <style:text-properties officeooo:rsid="0029e408"/>
    </style:style>
    <style:style style:name="T23" style:family="text">
      <style:text-properties officeooo:rsid="002b8a6b"/>
    </style:style>
    <style:style style:name="T24" style:family="text">
      <style:text-properties officeooo:rsid="002cef87"/>
    </style:style>
    <style:style style:name="T25" style:family="text">
      <style:text-properties officeooo:rsid="002d90d3"/>
    </style:style>
    <style:style style:name="T26" style:family="text">
      <style:text-properties officeooo:rsid="002defba"/>
    </style:style>
    <style:style style:name="T27" style:family="text">
      <style:text-properties officeooo:rsid="002f5889"/>
    </style:style>
    <style:style style:name="T28" style:family="text">
      <style:text-properties officeooo:rsid="002fe9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ssandra vs mongo – research the difference – try to install both and research hands on – be able to answer the following</text:p>
      <text:p text:style-name="P2"/>
      <text:p text:style-name="P3">1. What is Consistent hashing?</text:p>
      <text:p text:style-name="P3"/>
      <text:p text:style-name="P7">Consistent hashing comes to solves the problem of <text:span text:style-name="T4">effectively store, distribute and shard data</text:span> in a database cluster with more than one node. </text:p>
      <text:p text:style-name="P7"/>
      <text:p text:style-name="P8">In <text:span text:style-name="T4">regular</text:span> hashing<text:span text:style-name="T26">(or distributed hashing)</text:span>, data keys are hashed and <text:span text:style-name="T4"><text:s/>than run against the modulo of the number of nodes in the cluster. The obtained number from the modulo operation represents the node number on which the data will be stored on. This method allows for the distribution of data among several servers.</text:span></text:p>
      <text:p text:style-name="P9">This hashing equally distribute the <text:span text:style-name="T6">keys</text:span> among the nodes, but it is problematic when the <text:span text:style-name="T6">keys</text:span> needs to be resized. <text:span text:style-name="T6">F</text:span>or example when on<text:span text:style-name="T27">e</text:span> of the nodes becomes inactive. <text:span text:style-name="T5">When this happens, using the same hash function, we get different results when applying modulo. This causes many of the keys from the various node to be remapped.</text:span></text:p>
      <text:p text:style-name="P9"/>
      <text:p text:style-name="P24"><text:span text:style-name="T7">When consistent hashing is applied, </text:span><text:span text:style-name="T10">the data keys distribution operates independently of the number of servers, by assigning them to an abstract position on an abstract circle (also called the hash ring). </text:span><text:span text:style-name="T7"><text:s/></text:span><text:span text:style-name="T10">O</text:span><text:span text:style-name="T9">nce</text:span><text:span text:style-name="T8"> the hash table is resized (due to crashes, or when you add more node), only a small number of keys will need to be moved. Specifically,</text:span><text:span text:style-name="T14"> </text:span><text:span text:style-name="T11">only K/n keys need to be remapped on average, where K is the number of keys, and n is the number of slots</text:span><text:span text:style-name="T12">.</text:span></text:p>
      <text:p text:style-name="P24"><text:span text:style-name="T12">T</text:span><text:span text:style-name="T13">his allows servers to scale without affecting the overall system.</text:span></text:p>
      <text:p text:style-name="P3"/>
      <text:p text:style-name="P3">2. What is Quorum</text:p>
      <text:p text:style-name="P3"/>
      <text:p text:style-name="P10">Quorum is a configuration database for a cluster. The quorum is stored on the main node, which is shared with all the other nodes in that cluster.</text:p>
      <text:p text:style-name="P10"/>
      <text:p text:style-name="P11">Quorum is only used in ‘shared nothing architecture’ like Server Cluster (in oppose to NLB which is a ‘shared all cluster’). This kind of cluster is used with applications that can not be distribute across multiple servers, like database server tha<text:span text:style-name="T27">t</text:span> needs to be synchronized. In this type of cluster, only one node is active, and the rest are on stand by should the active one fail, <text:span text:style-name="T15">and</text:span> <text:span text:style-name="T15">another node</text:span> will need to take its place.</text:p>
      <text:p text:style-name="P11"/>
      <text:p text:style-name="P23">In order for that to work, the quorum tells each node in the cluster which is the active node, and which node will take it place if needed. In addition, if the communication between the nodes gets cut off, and the cluster gets partitioned, the partition with the quorum int it will be the one that will continue to run the application. </text:p>
      <text:p text:style-name="P41"/>
      <text:p text:style-name="P31">The cluster configuration database, also called the quorum, tells the cluster which physical server(s) should be active at any given time. The quorum disk comprises a shared block device that allows concurrent read/write access by all nodes in a cluster.</text:p>
      <text:p text:style-name="P3"/>
      <text:p text:style-name="P3">3. Cassandra is written in java, any affect / issue with GC</text:p>
      <text:p text:style-name="P3"/>
      <text:p text:style-name="P12">Because Cassandra is written in Java, its GC has to be taken into account when installing, <text:s/>configuring, <text:span text:style-name="T27">and running Cassandra dependent applications.</text:span></text:p>
      <text:p text:style-name="P12"/>
      <text:p text:style-name="P13"><text:soft-page-break/>The heap size is the fist thing <text:span text:style-name="T27">that </text:span>needs to be taken into account. That is because if the heap becomes full, a GC pause will occur, forcing the JVM to make more space before it can continue. <text:span text:style-name="T17">A pause of more than a second is considered a serious problem that needs looking into. </text:span>This pause has many effects, such as latency in Select/Insert statements, <text:s/>as well as networking problems during which the node might appear down to other nodes in the cluster. </text:p>
      <text:p text:style-name="P13"/>
      <text:p text:style-name="P14">The GC pause problem is caused mainly when the rate of items stored in the database is faster than the rate in which they can be removed.</text:p>
      <text:p text:style-name="P14"><text:span text:style-name="T18">This can happen for examples when</text:span> <text:s/>doing heavy deletes, <text:s/><text:span text:style-name="T18">thous creating excessive tombstone activity. It can also happen due to large updates, large selects, bad JVM parameters and more.</text:span></text:p>
      <text:p text:style-name="P12"/>
      <text:p text:style-name="P3"/>
      <text:p text:style-name="P2"><text:span text:style-name="T1">4</text:span><text:span text:style-name="T2">+5. </text:span><text:span text:style-name="T1"><text:s/>What is best for write / </text:span><text:span text:style-name="T2">read</text:span><text:span text:style-name="T1"> performance</text:span></text:p>
      <text:p text:style-name="P3"/>
      <text:p text:style-name="P15">The read / write performance of both databases is mainly derived from the database replication method. MongoDb runs as a “single master” model in which a master node runs with several slave nodes. If the master node goes down, a slave node will be selected as master in a <text:s/>process that takes several seconds, during which the db cannot write.</text:p>
      <text:p text:style-name="P16">On the other hand, Cassandra support a “multiple master” model, <text:span text:style-name="T21">which allows data to be stored and update by any member of the cluster, as they are all responsive to data queries. In this method, </text:span>the lose of a single node does not affect the writing ability.</text:p>
      <text:p text:style-name="P4"/>
      <text:p text:style-name="P15">Because of these differences, MongoDb can only write on the primary node, <text:span text:style-name="T20">and rest of the nodes can only do reads. That means that MongoDb is limited in its writing scalability only to one node. <text:s/>Cassandra however, is limited <text:s/>only to the number of servers you have in the cluster due to its multiple master model. Meaning its writing abilities can be scaled with the numbers of servers.</text:span></text:p>
      <text:p text:style-name="P15"/>
      <text:p text:style-name="P18">In conclusion:</text:p>
      <text:p text:style-name="P17"><text:span text:style-name="T3">Writing</text:span><text:span text:style-name="T23"> - </text:span>Cassandra will have better writing abilities than MongoDb <text:span text:style-name="T22">due to its multiple master method.</text:span></text:p>
      <text:p text:style-name="P17"><text:span text:style-name="T3">Reading</text:span><text:span text:style-name="T23"> – Even though both dbs reading abilities can be scaled with the number of servers, performance testing results from several sources strongly indicates that Cassandra out performs MongoDb in reads as well. </text:span></text:p>
      <text:p text:style-name="P5"/>
      <text:p text:style-name="P3">6. What is best for cross region replication and data consistency</text:p>
      <text:p text:style-name="P3"/>
      <text:p text:style-name="P19">Consistency refers to how up to date and synchronized a row of data is on all the database replicas.</text:p>
      <text:p text:style-name="P19">Because MongDb is a single master system, it means it is highly consistent by default. All writes goes through the main node, so assuming a write was successful, a successful <text:span text:style-name="T28">updated </text:span>read will also always occur. <text:span text:style-name="T24">In addition, MongoDb replication system provides multiple copies of data in multiple database servers, so if one server is lost, no data is affected.</text:span></text:p>
      <text:p text:style-name="P19"/>
      <text:p text:style-name="P20"><text:span text:style-name="T25">In Cassandra, data is replicated across the cluster. That means, that for a short period of time some data replicas will not be up to date. </text:span>Cassandra offers tunable consistency, but that means that if a strict consistency is required, the read queries will be slower. There is a consistency – latency trade off. </text:p>
      <text:p text:style-name="P20"/>
      <text:p text:style-name="P21">In Conclusion:</text:p>
      <text:p text:style-name="P21">If a strict consistency is required (<text:bookmark-start text:name="__DdeLink__8_1611128423"/>for example for real time analytics<text:bookmark-end text:name="__DdeLink__8_1611128423"/>) MongoDb is better.</text:p>
      <text:p text:style-name="P22"><text:soft-page-break/>If consistency is not top priority, and the demand is a faster random read/write, Cassandra is better suited.</text:p>
      <text:p text:style-name="P30"/>
      <text:p text:style-name="P30"/>
      <text:p text:style-name="P30"/>
      <text:p text:style-name="P29"/>
      <text:p text:style-name="P3"/>
      <text:p text:style-name="P6">Resources:</text:p>
      <text:p text:style-name="P6"/>
      <text:p text:style-name="P6">Consistent Hashing:</text:p>
      <text:p text:style-name="P6"/>
      <text:p text:style-name="P25"><text:a xlink:type="simple" xlink:href="https://dzone.com/articles/simple-magic-consistent" text:style-name="Internet_20_link" text:visited-style-name="Visited_20_Internet_20_Link"><text:span text:style-name="T19">https://dzone.com/articles/simple-magic-consistent</text:span></text:a></text:p>
      <text:p text:style-name="P26"/>
      <text:p text:style-name="P25"><text:a xlink:type="simple" xlink:href="https://medium.com/@sent0hil/consistent-hashing-a-guide-go-implementation-fe3421ac3e8f" text:style-name="Internet_20_link" text:visited-style-name="Visited_20_Internet_20_Link"><text:span text:style-name="T19">https://medium.com/@sent0hil/consistent-hashing-a-guide-go-implementation-fe3421ac3e8f</text:span></text:a></text:p>
      <text:p text:style-name="P26"/>
      <text:p text:style-name="P26"><text:a xlink:type="simple" xlink:href="https://akshatm.svbtle.com/consistent-hash-rings-theory-and-implementation" text:style-name="Internet_20_link" text:visited-style-name="Visited_20_Internet_20_Link">https://akshatm.svbtle.com/consistent-hash-rings-theory-and-implementation</text:a></text:p>
      <text:p text:style-name="P26"/>
      <text:p text:style-name="P27">https://www.toptal.com/big-data/consistent-hashing</text:p>
      <text:p text:style-name="P26"/>
      <text:p text:style-name="P28">Quorum:</text:p>
      <text:p text:style-name="P26"/>
      <text:p text:style-name="P26"><text:a xlink:type="simple" xlink:href="http://techgenix.com/cluster-quorums/" text:style-name="Internet_20_link" text:visited-style-name="Visited_20_Internet_20_Link">http://techgenix.com/cluster-quorums/</text:a></text:p>
      <text:p text:style-name="P26"/>
      <text:p text:style-name="P28">Cassandra GC:</text:p>
      <text:p text:style-name="P26"/>
      <text:p text:style-name="P40"><text:a xlink:type="simple" xlink:href="https://docs.datastax.com/en/cassandra/3.0/cassandra/operations/opsTuneJVM.html#opsTuneJVM__how-cassandra-uses-memory" text:style-name="Internet_20_link" text:visited-style-name="Visited_20_Internet_20_Link"><text:span text:style-name="T16">https://docs.datastax.com/en/cassandra/3.0/cassandra/operations/opsTuneJVM.html#opsTuneJVM__how-cassandra-uses-memory</text:span></text:a></text:p>
      <text:p text:style-name="P32"><text:a xlink:type="simple" xlink:href="https://support.datastax.com/hc/en-us/articles/204226199-Common-Causes-of-GC-pauses" text:style-name="Internet_20_link" text:visited-style-name="Visited_20_Internet_20_Link">https://support.datastax.com/hc/en-us/articles/204226199-Common-Causes-of-GC-pauses</text:a></text:p>
      <text:p text:style-name="P38">Read / write performance:</text:p>
      <text:p text:style-name="P33"><text:a xlink:type="simple" xlink:href="https://scalegrid.io/blog/cassandra-vs-mongodb/" text:style-name="Internet_20_link" text:visited-style-name="Visited_20_Internet_20_Link">https://scalegrid.io/blog/cassandra-vs-mongodb/</text:a></text:p>
      <text:p text:style-name="P34"><text:a xlink:type="simple" xlink:href="https://academy.datastax.com/planet-cassandra/nosql-performance-benchmarks" text:style-name="Internet_20_link" text:visited-style-name="Visited_20_Internet_20_Link">https://academy.datastax.com/planet-cassandra/nosql-performance-benchmarks</text:a></text:p>
      <text:p text:style-name="P35"><text:a xlink:type="simple" xlink:href="https://www.datastax.com/nosql-databases/benchmarks-cassandra-vs-mongodb-vs-Hbase" text:style-name="Internet_20_link" text:visited-style-name="Visited_20_Internet_20_Link">https://www.datastax.com/nosql-databases/benchmarks-cassandra-vs-mongodb-vs-Hbase</text:a></text:p>
      <text:p text:style-name="P39">Data consistency and Cross region replication:</text:p>
      <text:p text:style-name="P36"><text:a xlink:type="simple" xlink:href="https://docs.datastax.com/en/cassandra/2.1/cassandra/dml/dmlAboutDataConsistency.html" text:style-name="Internet_20_link" text:visited-style-name="Visited_20_Internet_20_Link">https://docs.datastax.com/en/cassandra/2.1/cassandra/dml/dmlAboutDataConsistency.html</text:a></text:p>
      <text:p text:style-name="P36"><text:a xlink:type="simple" xlink:href="https://docs.mongodb.com/manual/replication/" text:style-name="Internet_20_link" text:visited-style-name="Visited_20_Internet_20_Link">https://docs.mongodb.com/manual/replication/</text:a></text:p>
      <text:p text:style-name="P37">http://jonathanhui.com/how-cassandra-read-persists-data-and-maintain-consisten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NeueHaasGroteskText W01" svg:font-family="'NeueHaasGroteskText W01', Helvetica, Arial, sans-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115e4" officeooo:paragraph-rsid="003115e4"/>
    </style:style>
    <style:page-layout style:name="Mpm1">
      <style:page-layout-properties fo:page-width="8.2681in" fo:page-height="11.6929in" style:num-format="1" style:print-orientation="portrait" fo:margin-top="0.7874in" fo:margin-bottom="0.7874in" fo:margin-left="0.7874in" fo:margin-right="0.7874in" style:writing-mode="lr-tb" draw:opacity="90%"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7T16:51:57.055651840</meta:creation-date>
    <dc:date>2018-05-01T07:50:27.564542157</dc:date>
    <meta:editing-duration>P1DT14H48M37S</meta:editing-duration>
    <meta:editing-cycles>9</meta:editing-cycles>
    <meta:generator>LibreOffice/5.1.6.2$Linux_X86_64 LibreOffice_project/10m0$Build-2</meta:generator>
    <meta:document-statistic meta:table-count="0" meta:image-count="0" meta:object-count="0" meta:page-count="3" meta:paragraph-count="50" meta:word-count="1073" meta:character-count="7073" meta:non-whitespace-character-count="6030"/>
  </office:meta>
</office:document-meta>
</file>